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 table:number-rows-repeated="40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11" table:number-columns-repeated="2"/>
          <table:table-cell table:style-name="ce2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 table:number-rows-repeated="38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3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53:10.032910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1:07:54.245492858</dc:date>
    <meta:editing-duration>PT6H59M34S</meta:editing-duration>
    <meta:editing-cycles>93</meta:editing-cycles>
    <meta:generator>LibreOffice/4.2.8.2$Linux_X86_64 LibreOffice_project/420m0$Build-2</meta:generator>
    <meta:document-statistic meta:table-count="4" meta:cell-count="2146" meta:object-count="0"/>
  </office:meta>
</office:document-meta>
</file>